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BuilderFieldTest.test_deserializ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BuilderFieldTest.test_deserializ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Builder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BuilderFieldTest.test_deserializ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0.setValue( StringBuild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ilderFieldTest.test_deserializ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ilder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